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4.888cm"/>
    </style:style>
    <style:style style:name="co4" style:family="table-column">
      <style:table-column-properties fo:break-before="auto" style:column-width="7.112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62cm"/>
    </style:style>
    <style:style style:name="co8" style:family="table-column">
      <style:table-column-properties fo:break-before="auto" style:column-width="3.946cm"/>
    </style:style>
    <style:style style:name="co9" style:family="table-column">
      <style:table-column-properties fo:break-before="auto" style:column-width="5.098cm"/>
    </style:style>
    <style:style style:name="co10" style:family="table-column">
      <style:table-column-properties fo:break-before="auto" style:column-width="2.263cm"/>
    </style:style>
    <style:style style:name="co11" style:family="table-column">
      <style:table-column-properties fo:break-before="auto" style:column-width="5.368cm"/>
    </style:style>
    <style:style style:name="co12" style:family="table-column">
      <style:table-column-properties fo:break-before="auto" style:column-width="6.791cm"/>
    </style:style>
    <style:style style:name="co13" style:family="table-column">
      <style:table-column-properties fo:break-before="auto" style:column-width="6.662cm"/>
    </style:style>
    <style:style style:name="co14" style:family="table-column">
      <style:table-column-properties fo:break-before="auto" style:column-width="4.625cm"/>
    </style:style>
    <style:style style:name="co15" style:family="table-column">
      <style:table-column-properties fo:break-before="auto" style:column-width="1.972cm"/>
    </style:style>
    <style:style style:name="co16" style:family="table-column">
      <style:table-column-properties fo:break-before="auto" style:column-width="2.425cm"/>
    </style:style>
    <style:style style:name="co17" style:family="table-column">
      <style:table-column-properties fo:break-before="auto" style:column-width="1.746cm"/>
    </style:style>
    <style:style style:name="co18" style:family="table-column">
      <style:table-column-properties fo:break-before="auto" style:column-width="4.009cm"/>
    </style:style>
    <style:style style:name="co19" style:family="table-column">
      <style:table-column-properties fo:break-before="auto" style:column-width="4.4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92cm" fo:break-before="auto" style:use-optimal-row-height="true"/>
    </style:style>
    <style:style style:name="ro4" style:family="table-row">
      <style:table-row-properties style:row-height="1.42cm" fo:break-before="auto" style:use-optimal-row-height="true"/>
    </style:style>
    <style:style style:name="ro5" style:family="table-row">
      <style:table-row-properties style:row-height="1.102cm" fo:break-before="auto" style:use-optimal-row-height="tru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78cm" fo:break-before="auto" style:use-optimal-row-height="false"/>
    </style:style>
    <style:style style:name="ro8" style:family="table-row">
      <style:table-row-properties style:row-height="1.559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661cm" fo:break-before="auto" style:use-optimal-row-height="true"/>
    </style:style>
    <style:style style:name="ro13" style:family="table-row">
      <style:table-row-properties style:row-height="0.993cm" fo:break-before="auto" style:use-optimal-row-height="true"/>
    </style:style>
    <style:style style:name="ro14" style:family="table-row">
      <style:table-row-properties style:row-height="1.032cm" fo:break-before="auto" style:use-optimal-row-height="false"/>
    </style:style>
    <style:style style:name="ro15" style:family="table-row">
      <style:table-row-properties style:row-height="2.672cm" fo:break-before="auto" style:use-optimal-row-height="false"/>
    </style:style>
    <style:style style:name="ro16" style:family="table-row">
      <style:table-row-properties style:row-height="3.122cm" fo:break-before="auto" style:use-optimal-row-height="false"/>
    </style:style>
    <style:style style:name="ro17" style:family="table-row">
      <style:table-row-properties style:row-height="1.617cm" fo:break-before="auto" style:use-optimal-row-height="true"/>
    </style:style>
    <style:style style:name="ro18" style:family="table-row">
      <style:table-row-properties style:row-height="1.588cm" fo:break-before="auto" style:use-optimal-row-height="false"/>
    </style:style>
    <style:style style:name="ro19" style:family="table-row">
      <style:table-row-properties style:row-height="1.429cm" fo:break-before="auto" style:use-optimal-row-height="false"/>
    </style:style>
    <style:style style:name="ro20" style:family="table-row">
      <style:table-row-properties style:row-height="1.217cm" fo:break-before="auto" style:use-optimal-row-height="false"/>
    </style:style>
    <style:style style:name="ro21" style:family="table-row">
      <style:table-row-properties style:row-height="1.984cm" fo:break-before="auto" style:use-optimal-row-height="false"/>
    </style:style>
    <style:style style:name="ro22" style:family="table-row">
      <style:table-row-properties style:row-height="2.886cm" fo:break-before="auto" style:use-optimal-row-height="true"/>
    </style:style>
    <style:style style:name="ro23" style:family="table-row">
      <style:table-row-properties style:row-height="1.305cm" fo:break-before="auto" style:use-optimal-row-height="true"/>
    </style:style>
    <style:style style:name="ro24" style:family="table-row">
      <style:table-row-properties style:row-height="2.619cm" fo:break-before="auto" style:use-optimal-row-height="false"/>
    </style:style>
    <style:style style:name="ro25" style:family="table-row">
      <style:table-row-properties style:row-height="0.794cm" fo:break-before="auto" style:use-optimal-row-height="false"/>
    </style:style>
    <style:style style:name="ro26" style:family="table-row">
      <style:table-row-properties style:row-height="2.223cm" fo:break-before="auto" style:use-optimal-row-height="false"/>
    </style:style>
    <style:style style:name="ro27" style:family="table-row">
      <style:table-row-properties style:row-height="2.8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8">
      <style:table-cell-properties fo:wrap-option="wrap" style:vertical-align="middle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20pt" fo:font-style="normal" fo:text-shadow="none" style:text-underline-style="none" fo:font-weight="bold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610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6122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026cm" svg:stroke-color="#000000" draw:marker-start="線の終点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80808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ＭＳ Ｐゴシック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1pt" style:language-asian="ja" style:country-asian="JP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ＭＳ Ｐゴシック1" fo:font-size="9pt" fo:font-style="normal" fo:text-shadow="none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table:number-columns-repeated="5"/>
          <table:table-cell table:style-name="ce2" office:value-type="string">
            <text:p>作成者</text:p>
          </table:table-cell>
          <table:table-cell table:style-name="ce1" table:number-columns-repeated="22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2" office:value-type="string">
            <text:p>作成日</text:p>
          </table:table-cell>
          <table:table-cell table:style-name="ce5" office:value-type="date" office:date-value="2019-05-31">
            <text:p>5月31日</text:p>
          </table:table-cell>
          <table:table-cell table:style-name="ce1" table:number-columns-repeated="21"/>
          <table:table-cell table:number-columns-repeated="996"/>
        </table:table-row>
        <table:table-row table:style-name="ro2">
          <table:table-cell table:style-name="ce2" office:value-type="string">
            <text:p>ユースケース名</text:p>
          </table:table-cell>
          <table:table-cell table:style-name="ce2" office:value-type="string">
            <text:p>テスト概要</text:p>
          </table:table-cell>
          <table:table-cell table:style-name="ce2" office:value-type="string">
            <text:p>事前条件</text:p>
          </table:table-cell>
          <table:table-cell table:style-name="ce2" office:value-type="string">
            <text:p>実行内容</text:p>
          </table:table-cell>
          <table:table-cell table:style-name="ce2" office:value-type="string">
            <text:p>確認内容</text:p>
          </table:table-cell>
          <table:table-cell table:style-name="ce2" office:value-type="string">
            <text:p>テスト実施者</text:p>
          </table:table-cell>
          <table:table-cell table:style-name="ce2" office:value-type="string">
            <text:p>テスト実施日</text:p>
          </table:table-cell>
          <table:table-cell table:style-name="ce2" office:value-type="string">
            <text:p>検証結果(○×)</text:p>
          </table:table-cell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2" office:value-type="string">
            <text:p>野球チーム一覧画面を表示する</text:p>
          </table:table-cell>
          <table:table-cell table:style-name="ce2" office:value-type="string">
            <text:p>野球チームの一覧が正しく表示されることを確認する</text:p>
          </table:table-cell>
          <table:table-cell table:style-name="ce2" office:value-type="string">
            <text:p>データベースに６件の情報が入っていること</text:p>
          </table:table-cell>
          <table:table-cell table:style-name="ce2" office:value-type="string">
            <text:p>“<text:a xlink:href="http://localhost:8080/ex-intermediate/ex1">http://localhost:8080/ex-intermediate/ex1</text:a>”をブラウザに打ち込む</text:p>
          </table:table-cell>
          <table:table-cell table:style-name="ce2" office:value-type="string">
            <text:p>野球チームの一覧が発足順に全チーム表示されること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3">
          <table:table-cell table:style-name="ce2" office:value-type="string" table:number-columns-spanned="1" table:number-rows-spanned="2">
            <text:p>野球チーム詳細画面を表示する</text:p>
          </table:table-cell>
          <table:table-cell table:style-name="ce2" office:value-type="string">
            <text:p>読売ジャイアンツの詳細ページ表示されることを確認する</text:p>
          </table:table-cell>
          <table:table-cell table:style-name="ce2" office:value-type="string" table:number-columns-spanned="1" table:number-rows-spanned="2">
            <text:p>・データベースに６件の情報が入っていること</text:p>
            <text:p>・野球チーム一覧画面が表示されていること</text:p>
          </table:table-cell>
          <table:table-cell table:style-name="ce4" office:value-type="string">
            <text:p>読売ジャイアンツをクリックする</text:p>
          </table:table-cell>
          <table:table-cell table:style-name="ce2" office:value-type="string">
            <text:p>読売ジャイアンツ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4">
          <table:covered-table-cell/>
          <table:table-cell table:style-name="ce2" office:value-type="string">
            <text:p>東京ヤクルトスワローズの詳細ページ表示</text:p>
          </table:table-cell>
          <table:covered-table-cell table:style-name="ce2"/>
          <table:table-cell table:style-name="ce4" office:value-type="string">
            <text:p>東京ヤクルトスワローズをクリック</text:p>
          </table:table-cell>
          <table:table-cell table:style-name="ce2" office:value-type="string">
            <text:p>東京ヤクルトスワローズの詳細ページ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2" table:style-name="ce2" office:value-type="string">
            <text:p>野球チーム一覧画面へ戻る</text:p>
          </table:table-cell>
          <table:table-cell table:style-name="ce2" office:value-type="string">
            <text:p>読売ジャイアンツの詳細ページが表示されていること</text:p>
          </table:table-cell>
          <table:table-cell table:style-name="ce2" office:value-type="string">
            <text:p>戻るボタンをクリック</text:p>
          </table:table-cell>
          <table:table-cell table:style-name="ce2" office:value-type="string">
            <text:p>野球チーム一覧画面が表示される</text:p>
          </table:table-cell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 table:number-rows-repeated="3">
          <table:table-cell table:number-columns-repeated="3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/>
          <table:table-cell table:style-name="ce2"/>
          <table:table-cell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>
          <table:table-cell table:number-columns-repeated="3"/>
          <table:table-cell table:style-name="ce1"/>
          <table:table-cell/>
          <table:table-cell table:style-name="ce1" table:number-columns-repeated="23"/>
          <table:table-cell table:number-columns-repeated="996"/>
        </table:table-row>
        <table:table-row table:style-name="ro5" table:number-rows-repeated="2">
          <table:table-cell/>
          <table:table-cell table:style-name="ce2"/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5">
          <table:table-cell table:style-name="ce2" table:number-columns-repeated="5"/>
          <table:table-cell table:style-name="ce1" table:number-columns-repeated="23"/>
          <table:table-cell table:number-columns-repeated="996"/>
        </table:table-row>
        <table:table-row table:style-name="ro5" table:number-rows-repeated="993">
          <table:table-cell table:style-name="ce1" table:number-columns-repeated="28"/>
          <table:table-cell table:number-columns-repeated="996"/>
        </table:table-row>
        <table:table-row table:style-name="ro5" table:number-rows-repeated="1047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6" table:number-columns-repeated="1019" table:default-cell-style-name="ce3"/>
        <table:table-row table:style-name="ro6">
          <table:table-cell table:style-name="ce6" office:value-type="string" table:number-columns-spanned="5" table:number-rows-spanned="2">
            <text:p>申し込みシステム機能テスト仕様書</text:p>
          </table:table-cell>
          <table:covered-table-cell table:number-columns-repeated="3" table:style-name="ce9"/>
          <table:covered-table-cell table:style-name="ce11"/>
          <table:table-cell table:style-name="ce13" office:value-type="string">
            <text:p>作成者</text:p>
          </table:table-cell>
          <table:table-cell table:style-name="ce14" office:value-type="string" table:number-columns-spanned="2" table:number-rows-spanned="1">
            <text:p>伊賀　将之</text:p>
          </table:table-cell>
          <table:covered-table-cell table:style-name="ce14"/>
          <table:table-cell table:style-name="ce14"/>
          <table:table-cell table:style-name="ce1" table:number-columns-repeated="19"/>
          <table:table-cell table:number-columns-repeated="996"/>
        </table:table-row>
        <table:table-row table:style-name="ro7">
          <table:covered-table-cell table:style-name="ce7"/>
          <table:covered-table-cell table:number-columns-repeated="3" table:style-name="ce10"/>
          <table:covered-table-cell table:style-name="ce12"/>
          <table:table-cell table:style-name="ce13" office:value-type="string">
            <text:p>作成日</text:p>
          </table:table-cell>
          <table:table-cell table:style-name="ce15" office:value-type="date" office:date-value="2015-08-18" table:number-columns-spanned="2" table:number-rows-spanned="1">
            <text:p>2015/8/18</text:p>
          </table:table-cell>
          <table:covered-table-cell table:style-name="ce15"/>
          <table:table-cell table:style-name="ce14"/>
          <table:table-cell table:style-name="ce1" table:number-columns-repeated="19"/>
          <table:table-cell table:number-columns-repeated="996"/>
        </table:table-row>
        <table:table-row table:style-name="ro1">
          <table:table-cell table:style-name="ce8" office:value-type="string">
            <text:p>ユースケース名</text:p>
          </table:table-cell>
          <table:table-cell table:style-name="ce8" office:value-type="string">
            <text:p>テスト概要</text:p>
          </table:table-cell>
          <table:table-cell table:style-name="ce8" office:value-type="string">
            <text:p>事前条件</text:p>
          </table:table-cell>
          <table:table-cell table:style-name="ce8" office:value-type="string">
            <text:p>実行内容</text:p>
          </table:table-cell>
          <table:table-cell table:style-name="ce8" office:value-type="string">
            <text:p>確認内容</text:p>
          </table:table-cell>
          <table:table-cell table:style-name="ce8" office:value-type="string">
            <office:annotation draw:style-name="gr1" draw:text-style-name="P1" svg:width="3.064cm" svg:height="2.059cm" svg:x="17.867cm" svg:y="1.251cm" draw:caption-point-x="0.957cm" draw:caption-point-y="0.273cm">
              <dc:creator>RS</dc:creator>
              <dc:date>2019-05-31T00:00:00</dc:date>
              <text:p text:style-name="P1"><text:span text:style-name="T1">×</text:span><text:span text:style-name="T1">の時は改行して履歴を残しておく</text:span></text:p>
            </office:annotation>
            <text:p>テスト実施者</text:p>
          </table:table-cell>
          <table:table-cell table:style-name="ce8" office:value-type="string">
            <office:annotation draw:style-name="gr1" draw:text-style-name="P1" svg:width="3.062cm" svg:height="2.059cm" svg:x="20.126cm" svg:y="1.251cm" draw:caption-point-x="0.956cm" draw:caption-point-y="0.273cm">
              <dc:creator>RS</dc:creator>
              <dc:date>2019-05-31T00:00:00</dc:date>
              <text:p text:style-name="P1"><text:span text:style-name="T1">×</text:span><text:span text:style-name="T1">の時は改行して履歴を残しておく</text:span></text:p>
            </office:annotation>
            <text:p>テスト実施日</text:p>
          </table:table-cell>
          <table:table-cell table:style-name="ce8" office:value-type="string">
            <office:annotation draw:style-name="gr1" draw:text-style-name="P1" svg:width="3.097cm" svg:height="2.059cm" svg:x="22.383cm" svg:y="1.251cm" draw:caption-point-x="0.957cm" draw:caption-point-y="0.273cm">
              <dc:creator>RS</dc:creator>
              <dc:date>2019-05-31T00:00:00</dc:date>
              <text:p text:style-name="P1"><text:span text:style-name="T1">×</text:span><text:span text:style-name="T1">の時は改行して履歴を残しておく</text:span></text:p>
            </office:annotation>
            <text:p>検証結果(○×)</text:p>
          </table:table-cell>
          <table:table-cell table:style-name="ce8"/>
          <table:table-cell table:style-name="ce1" table:number-columns-repeated="19"/>
          <table:table-cell table:number-columns-repeated="996"/>
        </table:table-row>
        <table:table-row table:style-name="ro8">
          <table:table-cell table:style-name="ce2" office:value-type="string">
            <text:p>ホテル検索画面を表示する</text:p>
          </table:table-cell>
          <table:table-cell table:style-name="ce2" office:value-type="string">
            <text:p>ホテル検索画面が正しく表示することを確認する</text:p>
          </table:table-cell>
          <table:table-cell table:style-name="ce2" office:value-type="string">
            <text:p>下記のsql文を実行する</text:p>
          </table:table-cell>
          <table:table-cell table:style-name="ce2" office:value-type="string">
            <text:p>“<text:a xlink:href="http://localhost:8080/ex-intermediate/ex2">http://localhost:8080/ex-intermediate/ex2</text:a>”をブラウザに打ち込む</text:p>
          </table:table-cell>
          <table:table-cell table:style-name="ce2" office:value-type="string">
            <text:p>ホテル検索画面が表示されること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1">
          <table:table-cell table:style-name="ce2" office:value-type="string" table:number-columns-spanned="1" table:number-rows-spanned="5">
            <text:p>ホテル検索を行う</text:p>
          </table:table-cell>
          <table:table-cell table:style-name="ce2" office:value-type="string" table:number-columns-spanned="1" table:number-rows-spanned="5">
            <text:p>入力された値以下のホテルが正しく表示されることを確認する</text:p>
          </table:table-cell>
          <table:table-cell table:style-name="ce2" office:value-type="string" table:number-columns-spanned="1" table:number-rows-spanned="5">
            <text:p>・hotelsテーブルが存在すること　　 　・ホテル検索画面が表示されていること</text:p>
          </table:table-cell>
          <table:table-cell table:style-name="Default" office:value-type="string">
            <text:p>何も入力せず検索を行う</text:p>
          </table:table-cell>
          <table:table-cell table:style-name="Default" office:value-type="string">
            <text:p>5件のホテル情報が表示されること　　価格順にホテル情報が表示されること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1">
          <table:covered-table-cell table:number-columns-repeated="3" table:style-name="ce2"/>
          <table:table-cell table:style-name="ce2" office:value-type="string">
            <text:p>0で検索を行う</text:p>
          </table:table-cell>
          <table:table-cell table:style-name="Default" office:value-type="string">
            <text:p>0件のホテル情報が表示されること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1">
          <table:covered-table-cell table:number-columns-repeated="3" table:style-name="ce2"/>
          <table:table-cell table:style-name="ce2" office:value-type="string">
            <text:p>5000で検索を行う</text:p>
          </table:table-cell>
          <table:table-cell table:style-name="Default" office:value-type="string">
            <text:p>1件のホテル情報が表示されること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1">
          <table:covered-table-cell table:number-columns-repeated="3" table:style-name="ce2"/>
          <table:table-cell table:style-name="ce2" office:value-type="string">
            <text:p>10000で検索を行う</text:p>
          </table:table-cell>
          <table:table-cell table:style-name="Default" office:value-type="string">
            <text:p>3件のホテル情報が表示されること</text:p>
          </table:table-cell>
          <table:table-cell table:style-name="ce2" table:number-columns-repeated="3"/>
          <table:table-cell table:style-name="ce1" table:number-columns-repeated="20"/>
          <table:table-cell table:number-columns-repeated="996"/>
        </table:table-row>
        <table:table-row table:style-name="ro1">
          <table:covered-table-cell table:number-columns-repeated="3" table:style-name="ce2"/>
          <table:table-cell table:style-name="ce2" office:value-type="string">
            <text:p>50000で検索を行う</text:p>
          </table:table-cell>
          <table:table-cell table:style-name="Default" office:value-type="string">
            <text:p>5件のホテル情報が表示されること</text:p>
          </table:table-cell>
          <table:table-cell table:style-name="ce1" table:number-columns-repeated="23"/>
          <table:table-cell table:number-columns-repeated="996"/>
        </table:table-row>
        <table:table-row table:style-name="ro1">
          <table:table-cell table:number-columns-repeated="3"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1">
          <table:table-cell office:value-type="string">
            <text:p>sql文</text:p>
          </table:table-cell>
          <table:table-cell table:number-columns-repeated="2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1">
          <table:table-cell office:value-type="string">
            <text:p>DROP TABLE IF EXISTS hotels CASCADE;</text:p>
          </table:table-cell>
          <table:table-cell table:number-columns-repeated="2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1">
          <table:table-cell office:value-type="string">
            <text:p>CREATE TABLE hotels(</text:p>
          </table:table-cell>
          <table:table-cell table:number-columns-repeated="2"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9">
          <table:table-cell table:style-name="ce2"/>
          <table:table-cell table:style-name="ce2" office:value-type="string">
            <text:p>id serial primary key,</text:p>
          </table:table-cell>
          <table:table-cell table:style-name="ce2" table:number-columns-repeated="3"/>
          <table:table-cell table:style-name="ce1" table:number-columns-repeated="23"/>
          <table:table-cell table:number-columns-repeated="996"/>
        </table:table-row>
        <table:table-row table:style-name="ro9">
          <table:table-cell/>
          <table:table-cell table:style-name="ce2" office:value-type="string">
            <text:p>area_name text,</text:p>
          </table:table-cell>
          <table:table-cell/>
          <table:table-cell table:style-name="ce2"/>
          <table:table-cell/>
          <table:table-cell table:style-name="ce1" table:number-columns-repeated="23"/>
          <table:table-cell table:number-columns-repeated="996"/>
        </table:table-row>
        <table:table-row table:style-name="ro9">
          <table:table-cell table:style-name="ce2"/>
          <table:table-cell table:style-name="ce2" office:value-type="string">
            <text:p>hotel_name text,</text:p>
          </table:table-cell>
          <table:table-cell table:style-name="ce2" table:number-columns-repeated="3"/>
          <table:table-cell table:style-name="ce1" table:number-columns-repeated="23"/>
          <table:table-cell table:number-columns-repeated="996"/>
        </table:table-row>
        <table:table-row table:style-name="ro1">
          <table:table-cell/>
          <table:table-cell office:value-type="string">
            <text:p>address text,</text:p>
          </table:table-cell>
          <table:table-cell/>
          <table:table-cell table:style-name="ce1"/>
          <table:table-cell/>
          <table:table-cell table:style-name="ce1" table:number-columns-repeated="23"/>
          <table:table-cell table:number-columns-repeated="996"/>
        </table:table-row>
        <table:table-row table:style-name="ro9">
          <table:table-cell/>
          <table:table-cell table:style-name="ce2" office:value-type="string">
            <text:p>nearest_station text,</text:p>
          </table:table-cell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1">
          <table:table-cell/>
          <table:table-cell table:style-name="ce2" office:value-type="string">
            <text:p>price integer,</text:p>
          </table:table-cell>
          <table:table-cell/>
          <table:table-cell table:style-name="ce2" table:number-columns-repeated="2"/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2"/>
          <table:table-cell table:style-name="ce2" office:value-type="string">
            <text:p>parking text</text:p>
          </table:table-cell>
          <table:table-cell table:style-name="ce2" table:number-columns-repeated="3"/>
          <table:table-cell table:style-name="ce1" table:number-columns-repeated="23"/>
          <table:table-cell table:number-columns-repeated="996"/>
        </table:table-row>
        <table:table-row table:style-name="ro1">
          <table:table-cell table:style-name="ce1" office:value-type="string">
            <text:p>);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table:number-columns-repeated="28"/>
          <table:table-cell table:number-columns-repeated="996"/>
        </table:table-row>
        <table:table-row table:style-name="ro1">
          <table:table-cell table:style-name="ce1" office:value-type="string">
            <text:p>INSERT INTO hotels(area_name, hotel_name, address, nearest_station, price, parking) VALUES (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首都圏','横浜ベイホテル東急','神奈川県横浜市西区みなとみらい２－３－７','桜木町駅','10000','あり');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INSERT INTO hotels(area_name, hotel_name, address, nearest_station, price, parking) VALUES (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首都圏','パレスホテル東京','東京都千代田区丸の内１丁目１−１','東京駅','20000','なし');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INSERT INTO hotels(area_name, hotel_name, address, nearest_station, price, parking) VALUES (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首都圏','ホテルローズガーデン新宿','東京都新宿区西新宿８−１−３','西新宿駅','5000','あり');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INSERT INTO hotels(area_name, hotel_name, address, nearest_station, price, parking) VALUES (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首都圏','渋谷エクセルホテル東急','東京都渋谷区道玄坂１−１２−２','渋谷駅','10000','なし');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INSERT INTO hotels(area_name, hotel_name, address, nearest_station, price, parking) VALUES (</text:p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1" office:value-type="string">
            <text:p>首都圏','東京ベイ舞浜ホテル','千葉県浦安市舞浜１−３４','舞浜駅','15000','あり');</text:p>
          </table:table-cell>
          <table:table-cell table:style-name="ce1" table:number-columns-repeated="27"/>
          <table:table-cell table:number-columns-repeated="996"/>
        </table:table-row>
        <table:table-row table:style-name="ro1" table:number-rows-repeated="981">
          <table:table-cell table:style-name="ce1" table:number-columns-repeated="28"/>
          <table:table-cell table:number-columns-repeated="996"/>
        </table:table-row>
        <table:table-row table:style-name="ro1" table:number-rows-repeated="1047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17" table:number-columns-repeated="245" table:default-cell-style-name="ce17"/>
        <table:table-column table:style-name="co6" table:number-columns-repeated="768" table:default-cell-style-name="Default"/>
        <table:table-row table:style-name="ro10">
          <table:table-cell table:style-name="ce6" office:value-type="string" table:number-columns-spanned="5" table:number-rows-spanned="2">
            <text:p>申し込みシステム機能テスト仕様書</text:p>
          </table:table-cell>
          <table:covered-table-cell table:number-columns-repeated="3" table:style-name="ce9"/>
          <table:covered-table-cell table:style-name="ce11"/>
          <table:table-cell table:style-name="ce13" office:value-type="string">
            <text:p>作成者</text:p>
          </table:table-cell>
          <table:table-cell table:style-name="ce14" office:value-type="string" table:number-columns-spanned="2" table:number-rows-spanned="1">
            <text:p>伊賀　将之</text:p>
          </table:table-cell>
          <table:covered-table-cell table:style-name="ce14"/>
          <table:table-cell table:style-name="ce14" table:number-columns-repeated="1016"/>
        </table:table-row>
        <table:table-row table:style-name="ro10">
          <table:covered-table-cell table:style-name="ce7"/>
          <table:covered-table-cell table:number-columns-repeated="3" table:style-name="ce10"/>
          <table:covered-table-cell table:style-name="ce12"/>
          <table:table-cell table:style-name="ce13" office:value-type="string">
            <text:p>作成日</text:p>
          </table:table-cell>
          <table:table-cell table:style-name="ce15" office:value-type="date" office:date-value="2015-08-18" table:number-columns-spanned="2" table:number-rows-spanned="1">
            <text:p>2015/8/18</text:p>
          </table:table-cell>
          <table:covered-table-cell table:style-name="ce15"/>
          <table:table-cell table:style-name="ce14" table:number-columns-repeated="1016"/>
        </table:table-row>
        <table:table-row table:style-name="ro11">
          <table:table-cell table:style-name="ce8" office:value-type="string">
            <text:p>ユースケース名</text:p>
          </table:table-cell>
          <table:table-cell table:style-name="ce8" office:value-type="string">
            <text:p>テスト概要</text:p>
          </table:table-cell>
          <table:table-cell table:style-name="ce8" office:value-type="string">
            <text:p>事前条件</text:p>
          </table:table-cell>
          <table:table-cell table:style-name="ce8" office:value-type="string">
            <text:p>実行内容</text:p>
          </table:table-cell>
          <table:table-cell table:style-name="ce8" office:value-type="string">
            <text:p>確認内容</text:p>
          </table:table-cell>
          <table:table-cell table:style-name="ce8" office:value-type="string">
            <office:annotation draw:style-name="gr1" draw:text-style-name="P1" svg:width="3.064cm" svg:height="2.059cm" svg:x="26.61cm" svg:y="0.685cm" draw:caption-point-x="0.957cm" draw:caption-point-y="0.273cm">
              <dc:creator>RS</dc:creator>
              <dc:date>2019-05-31T00:00:00</dc:date>
              <text:p text:style-name="P1"><text:span text:style-name="T1">×</text:span><text:span text:style-name="T1">の時は改行して履歴を残しておく</text:span></text:p>
            </office:annotation>
            <text:p>テスト実施者</text:p>
          </table:table-cell>
          <table:table-cell table:style-name="ce8" office:value-type="string">
            <office:annotation draw:style-name="gr1" draw:text-style-name="P1" svg:width="3.062cm" svg:height="2.059cm" svg:x="28.575cm" svg:y="0.685cm" draw:caption-point-x="0.956cm" draw:caption-point-y="0.273cm">
              <dc:creator>RS</dc:creator>
              <dc:date>2019-05-31T00:00:00</dc:date>
              <text:p text:style-name="P1"><text:span text:style-name="T1">×</text:span><text:span text:style-name="T1">の時は改行して履歴を残しておく</text:span></text:p>
            </office:annotation>
            <text:p>テスト実施日</text:p>
          </table:table-cell>
          <table:table-cell table:style-name="ce8" office:value-type="string">
            <office:annotation draw:style-name="gr1" draw:text-style-name="P1" svg:width="3.097cm" svg:height="2.059cm" svg:x="30.991cm" svg:y="0.685cm" draw:caption-point-x="0.957cm" draw:caption-point-y="0.273cm">
              <dc:creator>RS</dc:creator>
              <dc:date>2019-05-31T00:00:00</dc:date>
              <text:p text:style-name="P1"><text:span text:style-name="T1">×</text:span><text:span text:style-name="T1">の時は改行して履歴を残しておく</text:span></text:p>
            </office:annotation>
            <text:p>検証結果(○×)</text:p>
          </table:table-cell>
          <table:table-cell table:style-name="ce8"/>
          <table:table-cell table:style-name="ce14" table:number-columns-repeated="1015"/>
        </table:table-row>
        <table:table-row table:style-name="ro12">
          <table:table-cell table:style-name="ce16"/>
          <table:table-cell table:style-name="ce16" office:value-type="string">
            <text:p>ローカルテストの場合はsmtpホストをns.test.co.jpにする</text:p>
          </table:table-cell>
          <table:table-cell table:style-name="ce16" office:value-type="string">
            <text:p>本番テストの場合はsmtpホストをlocalhostにする</text:p>
          </table:table-cell>
          <table:table-cell table:number-columns-repeated="2"/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office:value-type="string">
            <text:p>○</text:p>
          </table:table-cell>
          <table:table-cell table:number-columns-repeated="1016"/>
        </table:table-row>
        <table:table-row table:style-name="ro13">
          <table:table-cell table:style-name="ce16" office:value-type="string">
            <text:p>商品一覧を表示する</text:p>
          </table:table-cell>
          <table:table-cell table:style-name="ce16" office:value-type="string">
            <text:p>商品一覧タグの２つの属性を指定して、その指定したとおりの商品が表示されているかを確認する</text:p>
          </table:table-cell>
          <table:table-cell table:style-name="ce16" office:value-type="string">
            <text:p>・商品、商品カテゴリ、商品タイプがデータベースに格納されていること</text:p>
          </table:table-cell>
          <table:table-cell office:value-type="string">
            <text:p>タグの属性を変更して表示させて見る</text:p>
          </table:table-cell>
          <table:table-cell office:value-type="string">
            <text:p>タグの属性に見合う商品一覧が表示されていること</text:p>
          </table:table-cell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office:value-type="string">
            <text:p>○</text:p>
          </table:table-cell>
          <table:table-cell table:number-columns-repeated="1016"/>
        </table:table-row>
        <table:table-row table:style-name="ro13">
          <table:table-cell office:value-type="string">
            <text:p>コース一覧を表示する(タグ)</text:p>
          </table:table-cell>
          <table:table-cell office:value-type="string">
            <text:p>コース一覧タグの２つの属性を指定して、その指定した通りの商品が表示されているかを確認する</text:p>
          </table:table-cell>
          <table:table-cell office:value-type="string">
            <text:p>・コース、レッスンがデータベースに格納されていること(たくさん格納しておく)</text:p>
          </table:table-cell>
          <table:table-cell office:value-type="string">
            <text:p>タグの属性を変更して表示させて見る</text:p>
          </table:table-cell>
          <table:table-cell office:value-type="string">
            <text:p>タグの属性に見合うコース一覧が表示されていること</text:p>
          </table:table-cell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office:value-type="string">
            <text:p>○</text:p>
          </table:table-cell>
          <table:table-cell table:number-columns-repeated="1016"/>
        </table:table-row>
        <table:table-row table:style-name="ro12">
          <table:table-cell table:style-name="ce16" office:value-type="string">
            <text:p>商品詳細画面を表示</text:p>
          </table:table-cell>
          <table:table-cell table:style-name="ce16" office:value-type="string">
            <text:p>対象商品の詳細情報が表示されるか確認する</text:p>
          </table:table-cell>
          <table:table-cell table:style-name="ce16" office:value-type="string">
            <text:p>・商品一覧が表示されていること</text:p>
          </table:table-cell>
          <table:table-cell office:value-type="string">
            <text:p>・商品名をクリックする</text:p>
          </table:table-cell>
          <table:table-cell office:value-type="string">
            <text:p>クリックした商品の詳細が表示されていること</text:p>
          </table:table-cell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office:value-type="string">
            <text:p>○</text:p>
          </table:table-cell>
          <table:table-cell table:number-columns-repeated="1016"/>
        </table:table-row>
        <table:table-row table:style-name="ro12">
          <table:table-cell table:style-name="ce16" office:value-type="string">
            <text:p>商品をカートに入れる</text:p>
          </table:table-cell>
          <table:table-cell table:style-name="ce16" office:value-type="string">
            <text:p>対象の商品がカートに入るか</text:p>
          </table:table-cell>
          <table:table-cell table:style-name="ce16" office:value-type="string">
            <text:p>・商品一覧が表示されていること</text:p>
          </table:table-cell>
          <table:table-cell office:value-type="string">
            <text:p>・商品一覧画面の「カートに入れる」ボタンをクリック</text:p>
          </table:table-cell>
          <table:table-cell office:value-type="string">
            <text:p>ショッピングカートの中に入れた商品が１つだけ入ること</text:p>
          </table:table-cell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table:style-name="ce26" office:value-type="string">
            <text:p>○</text:p>
          </table:table-cell>
          <table:table-cell table:number-columns-repeated="1016"/>
        </table:table-row>
        <table:table-row table:style-name="ro12">
          <table:table-cell office:value-type="string" table:number-columns-spanned="1" table:number-rows-spanned="4">
            <text:p>商品をカートに入れる</text:p>
          </table:table-cell>
          <table:table-cell office:value-type="string" table:number-columns-spanned="1" table:number-rows-spanned="4">
            <text:p>対象の商品がカートに入るか</text:p>
          </table:table-cell>
          <table:table-cell office:value-type="string" table:number-columns-spanned="1" table:number-rows-spanned="4">
            <text:p>・商品詳細が表示されていること</text:p>
          </table:table-cell>
          <table:table-cell office:value-type="string">
            <text:p>・商品詳細画面の「カートに入れる」ボタンをクリック、その際、数字の指定を9999とする</text:p>
          </table:table-cell>
          <table:table-cell office:value-type="string">
            <text:p>ショッピングカートの中に入れた商品が9999つ入ること</text:p>
          </table:table-cell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table:style-name="ce26" office:value-type="string">
            <text:p>○</text:p>
          </table:table-cell>
          <table:table-cell table:number-columns-repeated="1016"/>
        </table:table-row>
        <table:table-row table:style-name="ro13">
          <table:covered-table-cell table:number-columns-repeated="3" table:style-name="ce18"/>
          <table:table-cell office:value-type="string">
            <text:p>・商品詳細画面の「カートに入れる」ボタンをクリック、その際、数字の指定をIntegerで表せない範囲の数字1000000000000000とする</text:p>
          </table:table-cell>
          <table:table-cell office:value-type="string" table:number-columns-spanned="1" table:number-rows-spanned="3">
            <text:p>カートに入らない。</text:p>
          </table:table-cell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table:style-name="ce26" office:value-type="string">
            <text:p>○</text:p>
          </table:table-cell>
          <table:table-cell table:number-columns-repeated="1016"/>
        </table:table-row>
        <table:table-row table:style-name="ro12">
          <table:covered-table-cell table:number-columns-repeated="3" table:style-name="ce18"/>
          <table:table-cell office:value-type="string">
            <text:p>・商品詳細画面の「カートに入れる」ボタンをクリック、その際、数字の指定を０とする</text:p>
          </table:table-cell>
          <table:covered-table-cell table:style-name="ce18"/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table:style-name="ce26" office:value-type="string">
            <text:p>○</text:p>
          </table:table-cell>
          <table:table-cell table:number-columns-repeated="1016"/>
        </table:table-row>
        <table:table-row table:style-name="ro12">
          <table:covered-table-cell table:number-columns-repeated="3" table:style-name="ce16"/>
          <table:table-cell office:value-type="string">
            <text:p>・商品詳細画面の「カートに入れる」ボタンをクリック、その際、数字の指定を空白にする</text:p>
          </table:table-cell>
          <table:covered-table-cell table:style-name="ce16"/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table:style-name="ce26" office:value-type="string">
            <text:p>○</text:p>
          </table:table-cell>
          <table:table-cell table:number-columns-repeated="1016"/>
        </table:table-row>
        <table:table-row table:style-name="ro13">
          <table:table-cell office:value-type="string">
            <text:p>商品をカートから出す</text:p>
          </table:table-cell>
          <table:table-cell office:value-type="string">
            <text:p>対象の商品がカートから取り出されるか</text:p>
          </table:table-cell>
          <table:table-cell office:value-type="string">
            <text:p>・商品一覧画面、または商品詳細画面が表示されていること</text:p>
            <text:p>・カートにいくつかの商品が入っていること</text:p>
          </table:table-cell>
          <table:table-cell office:value-type="string">
            <text:p>・「カートから出す」ボタンをクリックする</text:p>
          </table:table-cell>
          <table:table-cell office:value-type="string">
            <text:p>対象商品がカートから取り出される</text:p>
          </table:table-cell>
          <table:table-cell office:value-type="string">
            <text:p>伊賀</text:p>
          </table:table-cell>
          <table:table-cell table:style-name="ce25" office:value-type="float" office:value="42375">
            <text:p>1/6/2016</text:p>
          </table:table-cell>
          <table:table-cell office:value-type="string">
            <text:p>○</text:p>
          </table:table-cell>
          <table:table-cell table:number-columns-repeated="1016"/>
        </table:table-row>
        <table:table-row table:style-name="ro12">
          <table:table-cell office:value-type="string">
            <text:p>全商品をカートから出す</text:p>
          </table:table-cell>
          <table:table-cell office:value-type="string">
            <text:p>全商品がカートから取り出されるか</text:p>
          </table:table-cell>
          <table:table-cell office:value-type="string">
            <text:p>・カート内ページが表示されていること</text:p>
            <text:p>・カートにいくつかの商品が入っていること</text:p>
          </table:table-cell>
          <table:table-cell office:value-type="string">
            <text:p>・「カートを空にする」ボタンをクリックする</text:p>
          </table:table-cell>
          <table:table-cell office:value-type="string">
            <text:p>全商品がカートから取り出され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4">
          <table:table-cell table:style-name="ce14" office:value-type="string" table:number-columns-spanned="1" table:number-rows-spanned="16">
            <text:p>新規に申込む</text:p>
          </table:table-cell>
          <table:table-cell table:style-name="ce22" office:value-type="string">
            <text:p>カートが空ならエラーになるか</text:p>
          </table:table-cell>
          <table:table-cell office:value-type="string">
            <text:p>・カート内ページが表示されていること</text:p>
            <text:p>・カートに商品が１つも入っていないこと</text:p>
          </table:table-cell>
          <table:table-cell office:value-type="string">
            <text:p>「購入手続きへ進む」ボタンをクリック</text:p>
          </table:table-cell>
          <table:table-cell office:value-type="string">
            <text:p>カートに一つも入っていませんとエラーがでること</text:p>
          </table:table-cell>
          <table:table-cell office:value-type="string">
            <text:p>伊賀</text:p>
          </table:table-cell>
          <table:table-cell/>
          <table:table-cell office:value-type="string">
            <text:p>○</text:p>
          </table:table-cell>
          <table:table-cell table:number-columns-repeated="1016"/>
        </table:table-row>
        <table:table-row table:style-name="ro15">
          <table:covered-table-cell table:style-name="ce19"/>
          <table:table-cell office:value-type="string" table:number-columns-spanned="1" table:number-rows-spanned="2">
            <text:p>テキスト商品が申込めるか</text:p>
          </table:table-cell>
          <table:table-cell office:value-type="string">
            <text:p>・テキスト商品４つがカートに入っていること</text:p>
          </table:table-cell>
          <table:table-cell office:value-type="string" table:number-columns-spanned="1" table:number-rows-spanned="2">
            <text:p>・そのまま申込を行なう</text:p>
          </table:table-cell>
          <table:table-cell table:style-name="ce23" office:value-type="string">
            <text:p>・正確なメールが送られること</text:p>
            <text:p>・合計金額が正しいこと</text:p>
            <text:p>・○○システムにログインすると４つが受講できること</text:p>
            <text:p>・有効期限が今から6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6">
          <table:covered-table-cell table:style-name="ce19"/>
          <table:covered-table-cell table:style-name="ce16"/>
          <table:table-cell office:value-type="string">
            <text:p>・テキスト商品１つがカートに入っていること</text:p>
          </table:table-cell>
          <table:covered-table-cell table:style-name="ce16"/>
          <table:table-cell table:style-name="ce23" office:value-type="string">
            <text:p>・正確なメールが送られること</text:p>
            <text:p>・合計金額が正しいこと</text:p>
            <text:p>・○○システムにログインすると１つが受講できること</text:p>
            <text:p>・有効期限が今から３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3">
          <table:covered-table-cell table:style-name="ce19"/>
          <table:table-cell office:value-type="string" table:number-columns-spanned="1" table:number-rows-spanned="3">
            <text:p>メールサポート商品が申込めるか</text:p>
          </table:table-cell>
          <table:table-cell office:value-type="string">
            <text:p>・メールサポート商品４つがカートに入っていること</text:p>
            <text:p>・その他の商品は入っていないこと</text:p>
          </table:table-cell>
          <table:table-cell office:value-type="string">
            <text:p>「購入手続きへ進む」ボタンをクリック</text:p>
          </table:table-cell>
          <table:table-cell office:value-type="string">
            <text:p>・テキスト商品がカート内になければいけませんというエラーが出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6">
          <table:covered-table-cell table:style-name="ce19"/>
          <table:covered-table-cell table:style-name="ce18"/>
          <table:table-cell office:value-type="string">
            <text:p>・メールサポート商品４つがカートに入っていること</text:p>
            <text:p>・それに対応したテキスト商品(またはセット商品)４つもカートに入っていること</text:p>
          </table:table-cell>
          <table:table-cell office:value-type="string" table:number-columns-spanned="1" table:number-rows-spanned="2">
            <text:p>・「購入手続きへ進む」ボタンをクリック</text:p>
            <text:p>・そのまま申込を行なう</text:p>
          </table:table-cell>
          <table:table-cell table:style-name="ce23" office:value-type="string">
            <text:p>・正確なメールが送られること</text:p>
            <text:p>・合計金額が正しいこと</text:p>
            <text:p>・○○システムにログインすると４つが受講できること</text:p>
            <text:p>・その４つが質問可能であること</text:p>
            <text:p>・有効期限が今から6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6">
          <table:covered-table-cell table:style-name="ce19"/>
          <table:covered-table-cell table:style-name="ce16"/>
          <table:table-cell office:value-type="string">
            <text:p>・メールサポート商品1つがカートに入っていること</text:p>
            <text:p>・それに対応したテキスト商品(またはセット商品)1つもカートに入っていること</text:p>
          </table:table-cell>
          <table:covered-table-cell table:style-name="ce16"/>
          <table:table-cell table:style-name="ce23" office:value-type="string">
            <text:p>・正確なメールが送られること</text:p>
            <text:p>・合計金額が正しいこと</text:p>
            <text:p>・○○システムにログインすると1つが受講できること</text:p>
            <text:p>・その１つが質問可能であること</text:p>
            <text:p>・有効期限が今から3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3">
          <table:covered-table-cell table:style-name="ce19"/>
          <table:table-cell office:value-type="string" table:number-columns-spanned="1" table:number-rows-spanned="3">
            <text:p>サポート講義が申込めるか</text:p>
          </table:table-cell>
          <table:table-cell office:value-type="string">
            <text:p>・サポート講義商品４つがカートに入っていること</text:p>
            <text:p>・その他の商品は入っていないこと</text:p>
          </table:table-cell>
          <table:table-cell office:value-type="string">
            <text:p>「購入手続きへ進む」ボタンをクリック</text:p>
          </table:table-cell>
          <table:table-cell office:value-type="string">
            <text:p>・テキスト商品がカート内になければいけませんというエラーが出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7">
          <table:covered-table-cell table:style-name="ce19"/>
          <table:covered-table-cell table:style-name="ce18"/>
          <table:table-cell office:value-type="string">
            <text:p>・サポート講義商品４つがカートに入っていること</text:p>
            <text:p>・それに対応したテキスト商品(またはセット商品)４つもカートに入っていること</text:p>
          </table:table-cell>
          <table:table-cell office:value-type="string" table:number-columns-spanned="1" table:number-rows-spanned="2">
            <text:p>・「購入手続きへ進む」ボタンをクリック</text:p>
            <text:p>・そのまま申込を行なう</text:p>
          </table:table-cell>
          <table:table-cell table:style-name="ce23" office:value-type="string">
            <text:p>・正確なメールが送られること</text:p>
            <text:p>・合計金額が正しいこと</text:p>
            <text:p>・ＳｕｉＳｕｉへログインし、有効期限が今から4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7">
          <table:covered-table-cell table:style-name="ce19"/>
          <table:covered-table-cell table:style-name="ce16"/>
          <table:table-cell office:value-type="string">
            <text:p>・サポート講義商品1つがカートに入っていること</text:p>
            <text:p>・それに対応したテキスト商品(またはセット商品)1つもカートに入っていること</text:p>
          </table:table-cell>
          <table:covered-table-cell table:style-name="ce16"/>
          <table:table-cell table:style-name="ce23" office:value-type="string">
            <text:p>・正確なメールが送られること</text:p>
            <text:p>・合計金額が正しいこと</text:p>
            <text:p>・ＳｕｉＳｕｉへログインし、有効期限が今から2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7">
          <table:covered-table-cell table:style-name="ce19"/>
          <table:table-cell office:value-type="string" table:number-columns-spanned="1" table:number-rows-spanned="2">
            <text:p>ライブ授業の商品が申込めるか</text:p>
          </table:table-cell>
          <table:table-cell office:value-type="string">
            <text:p>・ライブ授業商品２つがカートに入っていること</text:p>
          </table:table-cell>
          <table:table-cell office:value-type="string" table:number-columns-spanned="1" table:number-rows-spanned="2">
            <text:p>・「購入手続きへ進む」ボタンをクリック</text:p>
            <text:p>・そのまま申込を行なう</text:p>
          </table:table-cell>
          <table:table-cell table:style-name="ce23" office:value-type="string">
            <text:p>・正確なメールが送られること</text:p>
            <text:p>・合計金額が正しいこと</text:p>
            <text:p>・ＳｕｉＳｕｉへログインし、有効期限が今から4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7">
          <table:covered-table-cell table:style-name="ce19"/>
          <table:covered-table-cell table:style-name="ce16"/>
          <table:table-cell office:value-type="string">
            <text:p>・ライブ授業商品１つがカートに入っていること</text:p>
          </table:table-cell>
          <table:covered-table-cell table:style-name="ce16"/>
          <table:table-cell table:style-name="ce23" office:value-type="string">
            <text:p>・正確なメールが送られること</text:p>
            <text:p>・合計金額が正しいこと</text:p>
            <text:p>・ＳｕｉＳｕｉへログインし、有効期限が今から2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8">
          <table:covered-table-cell table:style-name="ce19"/>
          <table:table-cell office:value-type="string" table:number-columns-spanned="1" table:number-rows-spanned="2">
            <text:p>セット商品が申込めるか</text:p>
          </table:table-cell>
          <table:table-cell office:value-type="string">
            <text:p>・セット商品２つがカートに入っていること</text:p>
          </table:table-cell>
          <table:table-cell office:value-type="string" table:number-columns-spanned="1" table:number-rows-spanned="2">
            <text:p>・「購入手続きへ進む」ボタンをクリック</text:p>
            <text:p>・そのまま申込を行なう</text:p>
          </table:table-cell>
          <table:table-cell office:value-type="string" table:number-columns-spanned="1" table:number-rows-spanned="2">
            <text:p>・正確なメールが送られること</text:p>
            <text:p>・合計金額が正しいこと</text:p>
            <text:p>・ＳｕｉＳｕｉへログインし、有効期限が今から6ヶ月後になっていること</text:p>
            <text:p>・○○システムｈｅログインするとセット商品に含まれる問題が受講でき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8">
          <table:covered-table-cell table:style-name="ce19"/>
          <table:covered-table-cell table:style-name="ce16"/>
          <table:table-cell office:value-type="string">
            <text:p>・セット商品１つがカートに入っていること</text:p>
          </table:table-cell>
          <table:covered-table-cell table:number-columns-repeated="2" table:style-name="ce16"/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9">
          <table:covered-table-cell table:style-name="ce19"/>
          <table:table-cell office:value-type="string" table:number-columns-spanned="1" table:number-rows-spanned="3">
            <text:p>自習室が申込めるか</text:p>
          </table:table-cell>
          <table:table-cell office:value-type="string">
            <text:p>・自習室1つがカートに入っていること</text:p>
            <text:p>・カートにも過去にもネットワークテキストが購入されていないこと</text:p>
          </table:table-cell>
          <table:table-cell office:value-type="string">
            <text:p>「購入手続きへ進む」ボタンをクリック</text:p>
          </table:table-cell>
          <table:table-cell table:style-name="ce24" office:value-type="string">
            <text:p>・ネットワークテキストがカート内・または過去にこうにゅうしていなければエラーがでる</text:p>
          </table:table-cell>
          <table:table-cell table:number-columns-repeated="1019"/>
        </table:table-row>
        <table:table-row table:style-name="ro19">
          <table:covered-table-cell table:style-name="ce19"/>
          <table:covered-table-cell table:style-name="ce18"/>
          <table:table-cell office:value-type="string">
            <text:p>・自習室２つがカートに入っていること</text:p>
          </table:table-cell>
          <table:table-cell office:value-type="string" table:number-columns-spanned="1" table:number-rows-spanned="2">
            <text:p>・「購入手続きへ進む」ボタンをクリック</text:p>
            <text:p>・そのまま申込を行なう</text:p>
          </table:table-cell>
          <table:table-cell office:value-type="string" table:number-columns-spanned="1" table:number-rows-spanned="2">
            <text:p>・正確なメールが送られること</text:p>
            <text:p>・合計金額が正しいこと</text:p>
            <text:p>・ＳｕｉＳｕｉへログインし、有効期限が今から２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0">
          <table:covered-table-cell table:style-name="ce20"/>
          <table:covered-table-cell table:style-name="ce16"/>
          <table:table-cell office:value-type="string">
            <text:p>・自習室１つがカートに入っていること</text:p>
          </table:table-cell>
          <table:covered-table-cell/>
          <table:covered-table-cell table:style-name="ce16"/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1">
          <table:table-cell table:style-name="ce21" office:value-type="string" table:number-columns-spanned="1" table:number-rows-spanned="10">
            <text:p>前に購入したことがある人がもう一度申込む(ログインしていることが前提)</text:p>
          </table:table-cell>
          <table:table-cell table:style-name="ce22" office:value-type="string">
            <text:p>カートが空ならエラーになるか</text:p>
          </table:table-cell>
          <table:table-cell office:value-type="string">
            <text:p>・カート内ページが表示されていること</text:p>
            <text:p>・カートに商品が１つも入っていないこと</text:p>
          </table:table-cell>
          <table:table-cell office:value-type="string">
            <text:p>「購入手続きへ進む」ボタンをクリック</text:p>
          </table:table-cell>
          <table:table-cell office:value-type="string">
            <text:p>カートに一つも入っていませんとエラーがで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2">
          <table:covered-table-cell table:style-name="ce19"/>
          <table:table-cell office:value-type="string" table:number-columns-spanned="1" table:number-rows-spanned="2">
            <text:p>テキスト商品が申込めるか</text:p>
          </table:table-cell>
          <table:table-cell office:value-type="string">
            <text:p>・テキスト商品４つがカートに入っていること</text:p>
          </table:table-cell>
          <table:table-cell office:value-type="string" table:number-columns-spanned="1" table:number-rows-spanned="2">
            <text:p>・そのまま申込を行なう</text:p>
          </table:table-cell>
          <table:table-cell table:style-name="ce23" office:value-type="string">
            <text:p>・正確なメールが送られること</text:p>
            <text:p>・合計金額が正しいこと</text:p>
            <text:p>・○○システムにログインすると４つが受講できること</text:p>
            <text:p>・以前テキストを申込んでいれば、申込リストにはテキストが２つ入っていること</text:p>
            <text:p>・有効期限が今から6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2">
          <table:covered-table-cell table:style-name="ce19"/>
          <table:covered-table-cell table:style-name="ce16"/>
          <table:table-cell office:value-type="string">
            <text:p>・テキスト商品１つがカートに入っていること</text:p>
          </table:table-cell>
          <table:covered-table-cell table:style-name="ce16"/>
          <table:table-cell table:style-name="ce23" office:value-type="string">
            <text:p>・正確なメールが送られること</text:p>
            <text:p>・合計金額が正しいこと</text:p>
            <text:p>・○○システムにログインすると１つが受講できること</text:p>
            <text:p>・以前テキストを申込んでいれば、申込リストにはテキストが２つ入っていること</text:p>
            <text:p>・有効期限が今から３ヶ月後になってい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3">
          <table:covered-table-cell table:style-name="ce19"/>
          <table:table-cell table:style-name="ce22" office:value-type="string" table:number-columns-spanned="1" table:number-rows-spanned="4">
            <text:p>メールサポート商品が申込めるか</text:p>
          </table:table-cell>
          <table:table-cell office:value-type="string">
            <text:p>・メールサポート商品１つがカートに入っていること</text:p>
            <text:p>・その他の商品は入っていないこと</text:p>
            <text:p>・過去にも購入していないこと</text:p>
          </table:table-cell>
          <table:table-cell office:value-type="string" table:number-columns-spanned="1" table:number-rows-spanned="2">
            <text:p>「購入手続きへ進む」ボタンをクリック</text:p>
          </table:table-cell>
          <table:table-cell office:value-type="string" table:number-columns-spanned="1" table:number-rows-spanned="2">
            <text:p>・テキスト商品がカート内になければいけませんというエラーが出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7">
          <table:covered-table-cell table:style-name="ce19"/>
          <table:covered-table-cell table:style-name="ce18"/>
          <table:table-cell office:value-type="string">
            <text:p>・メールサポート商品１つがカートに入っていること</text:p>
            <text:p>・その他の商品は入っていないこと</text:p>
            <text:p>・過去に購入したことがあり、その商品が有効期限切れであること</text:p>
          </table:table-cell>
          <table:covered-table-cell table:number-columns-repeated="2" table:style-name="ce16"/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2">
          <table:covered-table-cell table:style-name="ce19"/>
          <table:covered-table-cell table:style-name="ce18"/>
          <table:table-cell office:value-type="string">
            <text:p>・メールサポート商品１つがカートに入っていること</text:p>
            <text:p>・その他の商品は入っていないこと</text:p>
            <text:p>・過去に購入したことがあり、その商品が有効期限であること</text:p>
          </table:table-cell>
          <table:table-cell table:style-name="ce22" office:value-type="string" table:number-columns-spanned="1" table:number-rows-spanned="2">
            <text:p>・「購入手続きへ進む」ボタンをクリック</text:p>
            <text:p>・そのまま申込を行なう</text:p>
          </table:table-cell>
          <table:table-cell table:style-name="ce23" office:value-type="string">
            <text:p>・正確なメールが送られること</text:p>
            <text:p>・合計金額が正しいこと</text:p>
            <text:p>・○○システムにログインすると１つが受講できること</text:p>
            <text:p>・その１つが質問可能であること</text:p>
            <text:p>・有効期限が今から3ヶ月後になっていること</text:p>
            <text:p>・送料と入学金等がとられない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2">
          <table:covered-table-cell table:style-name="ce19"/>
          <table:covered-table-cell table:style-name="ce18"/>
          <table:table-cell office:value-type="string">
            <text:p>・メールサポート商品４つがカートに入っていること</text:p>
            <text:p>・それに対応したテキスト商品(またはセット商品)４つもカートに入っていること</text:p>
          </table:table-cell>
          <table:covered-table-cell table:style-name="ce18"/>
          <table:table-cell table:style-name="ce23" office:value-type="string">
            <text:p>・正確なメールが送られること</text:p>
            <text:p>・合計金額が正しいこと</text:p>
            <text:p>・○○システムにログインすると４つが受講できること</text:p>
            <text:p>・その４つが質問可能であること</text:p>
            <text:p>・有効期限が今から6ヶ月後になっていること</text:p>
            <text:p>・送料と入学金等がとられない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3">
          <table:covered-table-cell table:style-name="ce19"/>
          <table:table-cell table:style-name="ce22" office:value-type="string" table:number-columns-spanned="1" table:number-rows-spanned="3">
            <text:p>サポート講義が申込めるか</text:p>
          </table:table-cell>
          <table:table-cell office:value-type="string">
            <text:p>・サポート講義商品１つがカートに入っていること</text:p>
            <text:p>・その他の商品は入っていないこと</text:p>
            <text:p>・過去にも購入していないこと</text:p>
          </table:table-cell>
          <table:table-cell office:value-type="string" table:number-columns-spanned="1" table:number-rows-spanned="2">
            <text:p>「購入手続きへ進む」ボタンをクリック</text:p>
          </table:table-cell>
          <table:table-cell office:value-type="string" table:number-columns-spanned="1" table:number-rows-spanned="2">
            <text:p>・テキスト商品がカート内になければいけませんというエラーが出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3">
          <table:covered-table-cell table:style-name="ce19"/>
          <table:covered-table-cell table:style-name="ce18"/>
          <table:table-cell office:value-type="string">
            <text:p>・サポート講義商品１つがカートに入っていること</text:p>
            <text:p>・その他の商品は入っていないこと</text:p>
            <text:p>・過去に購入したことがあり、その商品が有効期限切れであること</text:p>
          </table:table-cell>
          <table:covered-table-cell table:number-columns-repeated="2" table:style-name="ce16"/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4">
          <table:covered-table-cell table:style-name="ce19"/>
          <table:covered-table-cell table:style-name="ce18"/>
          <table:table-cell office:value-type="string">
            <text:p>・サポート講義商品１つがカートに入っていること</text:p>
            <text:p>・その他の商品は入っていないこと</text:p>
            <text:p>・過去に購入したことがあり、その商品が有効期限であること</text:p>
          </table:table-cell>
          <table:table-cell table:style-name="ce22" office:value-type="string">
            <text:p>・「購入手続きへ進む」ボタンをクリック</text:p>
            <text:p>・そのまま申込を行なう</text:p>
          </table:table-cell>
          <table:table-cell table:style-name="ce23" office:value-type="string">
            <text:p>・正確なメールが送られること</text:p>
            <text:p>・合計金額が正しいこと</text:p>
            <text:p>・ＳｕｉＳｕｉへログインし、有効期限が今から2ヶ月後になっていること</text:p>
            <text:p>・送料と入学金等がとられない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5">
          <table:table-cell office:value-type="string" table:number-columns-spanned="1" table:number-rows-spanned="10">
            <text:p>申込後の授業予約</text:p>
          </table:table-cell>
          <table:table-cell office:value-type="string" table:number-columns-spanned="1" table:number-rows-spanned="3">
            <text:p>ログインできるか</text:p>
          </table:table-cell>
          <table:table-cell office:value-type="string">
            <text:p>・正しいIDとパスワードを入力</text:p>
          </table:table-cell>
          <table:table-cell office:value-type="string" table:number-columns-spanned="1" table:number-rows-spanned="6">
            <text:p>ログインボタンクリック</text:p>
          </table:table-cell>
          <table:table-cell office:value-type="string">
            <text:p>ログインされる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">
          <table:covered-table-cell table:number-columns-repeated="2" table:style-name="ce18"/>
          <table:table-cell office:value-type="string">
            <text:p>・正しいＩＤと間違ったパスワードを入力</text:p>
          </table:table-cell>
          <table:covered-table-cell table:style-name="ce18"/>
          <table:table-cell office:value-type="string" table:number-columns-spanned="1" table:number-rows-spanned="2">
            <text:p>ログインされない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">
          <table:covered-table-cell table:style-name="ce18"/>
          <table:covered-table-cell table:style-name="ce16"/>
          <table:table-cell office:value-type="string">
            <text:p>・間違ったIDと正しいパスワードを入力</text:p>
          </table:table-cell>
          <table:covered-table-cell table:style-name="ce18"/>
          <table:covered-table-cell table:style-name="ce16"/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6">
          <table:covered-table-cell table:style-name="ce18"/>
          <table:table-cell office:value-type="string" table:number-columns-spanned="1" table:number-rows-spanned="3">
            <text:p>購入して、予約可能な授業一覧が表示されるか</text:p>
          </table:table-cell>
          <table:table-cell office:value-type="string">
            <text:p>・実施予定のある授業を購入している</text:p>
            <text:p>・その授業が満席でない</text:p>
          </table:table-cell>
          <table:covered-table-cell table:style-name="ce18"/>
          <table:table-cell office:value-type="string">
            <text:p>・一覧表示されて予約ボタンがある</text:p>
            <text:p>・過去の授業は表示されていないこと</text:p>
            <text:p>・予約済みの授業は表示されていない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27">
          <table:covered-table-cell table:number-columns-repeated="2" table:style-name="ce18"/>
          <table:table-cell office:value-type="string">
            <text:p>・実施予定のある授業を購入している</text:p>
            <text:p>・その授業が満席である</text:p>
          </table:table-cell>
          <table:covered-table-cell table:style-name="ce18"/>
          <table:table-cell office:value-type="string">
            <text:p>・一覧表示されて予約ボタンがない</text:p>
            <text:p>・過去の授業は表示されていないこと</text:p>
            <text:p>・予約済みの授業は表示されていないこ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9">
          <table:covered-table-cell table:style-name="ce18"/>
          <table:covered-table-cell table:style-name="ce16"/>
          <table:table-cell office:value-type="string">
            <text:p>・実施予定のない授業を購入している</text:p>
          </table:table-cell>
          <table:covered-table-cell table:style-name="ce16"/>
          <table:table-cell office:value-type="string">
            <text:p>一覧表示されない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3">
          <table:covered-table-cell table:style-name="ce18"/>
          <table:table-cell office:value-type="string" table:number-columns-spanned="1" table:number-rows-spanned="3">
            <text:p>予約されるか</text:p>
          </table:table-cell>
          <table:table-cell office:value-type="string">
            <text:p>・対象授業が表示されていること</text:p>
            <text:p>・予約しても満席にならないこと</text:p>
          </table:table-cell>
          <table:table-cell office:value-type="string" table:number-columns-spanned="1" table:number-rows-spanned="3">
            <text:p>予約ボタンクリック</text:p>
          </table:table-cell>
          <table:table-cell office:value-type="string">
            <text:p>・予約される　ＤＢも見る</text:p>
            <text:p>・満席になったのであれば次回表示後に満席と表示され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3">
          <table:covered-table-cell table:number-columns-repeated="2" table:style-name="ce18"/>
          <table:table-cell office:value-type="string">
            <text:p>・対象授業が予約確認画面に表示されていること</text:p>
            <text:p>・購入分予約されていること</text:p>
          </table:table-cell>
          <table:covered-table-cell table:style-name="ce18"/>
          <table:table-cell office:value-type="string">
            <text:p>・購入分以上は予約できない旨のエラーがでること</text:p>
          </table:table-cell>
          <table:table-cell table:number-columns-repeated="1019"/>
        </table:table-row>
        <table:table-row table:style-name="ro23">
          <table:covered-table-cell table:style-name="ce18"/>
          <table:covered-table-cell table:style-name="ce16"/>
          <table:table-cell office:value-type="string">
            <text:p>・対象授業が表示されていること</text:p>
            <text:p>・予約しようとした瞬間満席になること</text:p>
          </table:table-cell>
          <table:covered-table-cell table:style-name="ce16"/>
          <table:table-cell office:value-type="string">
            <text:p>・予約されない　ＤＢも見る</text:p>
            <text:p>・申し訳ございません、貴方が操作している最中に満席になりましたと表示されること</text:p>
          </table:table-cell>
          <table:table-cell table:number-columns-repeated="1019"/>
        </table:table-row>
        <table:table-row table:style-name="ro13">
          <table:covered-table-cell table:style-name="ce16"/>
          <table:table-cell office:value-type="string">
            <text:p>キャンセルされるか</text:p>
          </table:table-cell>
          <table:table-cell office:value-type="string">
            <text:p>・予約した授業が存在すること</text:p>
          </table:table-cell>
          <table:table-cell office:value-type="string">
            <text:p>キャンセルボタンクリック</text:p>
          </table:table-cell>
          <table:table-cell office:value-type="string">
            <text:p>・キャンセルされること　ＤＢも見る</text:p>
            <text:p/>
          </table:table-cell>
          <table:table-cell table:number-columns-repeated="2"/>
          <table:table-cell office:value-type="string">
            <text:p>○</text:p>
          </table:table-cell>
          <table:table-cell table:number-columns-repeated="1016"/>
        </table:table-row>
        <table:table-row table:style-name="ro13" table:number-rows-repeated="1048525">
          <table:table-cell table:number-columns-repeated="1024"/>
        </table:table-row>
        <table:table-row table:style-name="ro1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8">
      <number:month/>
      <number:text>月</number:text>
      <number:day/>
      <number:text>日</number:text>
    </number:date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style:text-properties fo:color="#ff0000"/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style:text-properties fo:color="#ff0000"/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¥</number:text>
      <number:number number:decimal-places="0" number:min-integer-digits="1" number:grouping="true"/>
      <number:text> </number:text>
    </number:number-style>
    <number:number-style style:name="N122P1" style:volatile="true">
      <number:text> ¥-</number:text>
      <number:number number:decimal-places="0" number:min-integer-digits="1" number:grouping="true"/>
      <number:text> </number:text>
    </number:number-style>
    <number:number-style style:name="N122P2" style:volatile="true">
      <number:text> ¥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-</number:text>
      <number:number number:decimal-places="2" number:min-integer-digits="1" number:grouping="true"/>
      <number:text> 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¥</number:text>
      <number:number number:decimal-places="2" number:min-integer-digits="1" number:grouping="true"/>
      <number:text> </number:text>
    </number:number-style>
    <number:number-style style:name="N124P1" style:volatile="true">
      <number:text> ¥-</number:text>
      <number:number number:decimal-places="2" number:min-integer-digits="1" number:grouping="true"/>
      <number:text> </number:text>
    </number:number-style>
    <number:number-style style:name="N124P2" style:volatile="true">
      <number:text> ¥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number:text>¥</number:text>
      <number:number number:decimal-places="0" number:min-integer-digits="1" number:grouping="true"/>
    </number:number-style>
    <number:number-style style:name="N129">
      <number:text>-¥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¥</number:text>
      <number:number number:decimal-places="0" number:min-integer-digits="1" number:grouping="true"/>
    </number:number-style>
    <number:number-style style:name="N130">
      <style:text-properties fo:color="#ff0000"/>
      <number:text>-¥</number:text>
      <number:number number:decimal-places="0" number:min-integer-digits="1" number:grouping="true"/>
      <style:map style:condition="value()&gt;=0" style:apply-style-name="N130P0"/>
    </number:number-style>
    <number:number-style style:name="N131P0" style:volatile="true">
      <number:text>¥</number:text>
      <number:number number:decimal-places="2" number:min-integer-digits="1" number:grouping="true"/>
    </number:number-style>
    <number:number-style style:name="N131">
      <number:text>-¥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¥</number:text>
      <number:number number:decimal-places="2" number:min-integer-digits="1" number:grouping="true"/>
    </number:number-style>
    <number:number-style style:name="N132">
      <style:text-properties fo:color="#ff0000"/>
      <number:text>-¥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 ¥</number:text>
      <number:number number:decimal-places="0" number:min-integer-digits="1" number:grouping="true"/>
      <number:text> </number:text>
    </number:number-style>
    <number:number-style style:name="N133P1" style:volatile="true">
      <number:text>-¥</number:text>
      <number:number number:decimal-places="0" number:min-integer-digits="1" number:grouping="true"/>
      <number:text> </number:text>
    </number:number-style>
    <number:number-style style:name="N133P2" style:volatile="true">
      <number:text> ¥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-</number:text>
      <number:number number: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¥</number:text>
      <number:number number:decimal-places="2" number:min-integer-digits="1" number:grouping="true"/>
      <number:text> </number:text>
    </number:number-style>
    <number:number-style style:name="N135P1" style:volatile="true">
      <number:text>-¥</number:text>
      <number:number number:decimal-places="2" number:min-integer-digits="1" number:grouping="true"/>
      <number:text> </number:text>
    </number:number-style>
    <number:number-style style:name="N135P2" style:volatile="true">
      <number:text> ¥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</number:text>
    </number:number-style>
    <number:number-style style:name="N136P1" style:volatile="true">
      <number:text>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0P0"/>
    </number:currency-style>
    <number:date-style style:name="N141">
      <number:day-of-week number:style="long"/>
      <number:text>, </number:text>
      <number:month number:style="long" number:textual="true"/>
      <number:text> </number:text>
      <number:day/>
      <number:text>, </number:text>
      <number:year/>
    </number:date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date-style style:name="N143">
      <number:month number:textual="true"/>
      <number:text>-</number:text>
      <number:year number:style="long"/>
    </number:date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ext-properties style:font-name-asian="ＭＳ Ｐゴシック2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1">2019/05/31</text:date>, <text:time>16:28:4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杉田 龍兵</meta:initial-creator>
    <meta:creation-date>2019-05-31T09:56:41.78</meta:creation-date>
    <dc:date>2019-05-31T16:28:42.32</dc:date>
    <dc:creator>杉田 龍兵</dc:creator>
    <meta:editing-duration>PT6H29M46S</meta:editing-duration>
    <meta:editing-cycles>8</meta:editing-cycles>
    <meta:generator>OpenOffice/4.1.5$Win32 OpenOffice.org_project/415m1$Build-9789</meta:generator>
    <meta:document-statistic meta:table-count="3" meta:cell-count="304" meta:object-count="0"/>
  </office:meta>
</office:document-meta>
</file>